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Travertine Analysi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number-columns-repeated="3" table:default-cell-style-name="ce1"/>
        <table:table-column table:style-name="co1" table:number-columns-repeated="11" table:default-cell-style-name="Default"/>
        <table:table-row table:style-name="ro1" table:number-rows-repeated="2"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<text:s text:c="8"/>soln</text:p>
          </table:table-cell>
          <table:table-cell office:value-type="string" calcext:value-type="string">
            <text:p><text:s text:c="10"/>pH</text:p>
          </table:table-cell>
          <table:table-cell office:value-type="string" calcext:value-type="string">
            <text:p><text:s text:c="8"/>temp</text:p>
          </table:table-cell>
          <table:table-cell office:value-type="string" calcext:value-type="string">
            <text:p><text:s text:c="9"/>Alk</text:p>
          </table:table-cell>
          <table:table-cell office:value-type="string" calcext:value-type="string">
            <text:p><text:s text:c="10"/>mu</text:p>
          </table:table-cell>
          <table:table-cell office:value-type="string" calcext:value-type="string">
            <text:p><text:s text:c="6"/>charge</text:p>
          </table:table-cell>
          <table:table-cell office:value-type="string" calcext:value-type="string">
            <text:p><text:s text:c="5"/>pct_err</text:p>
          </table:table-cell>
          <table:table-cell table:style-name="Default" office:value-type="string" calcext:value-type="string">
            <text:p><text:s text:c="8"/>C(4)</text:p>
          </table:table-cell>
          <table:table-cell table:style-name="Default" office:value-type="string" calcext:value-type="string">
            <text:p><text:s text:c="10"/>Ca</text:p>
          </table:table-cell>
          <table:table-cell table:style-name="Default" office:value-type="string" calcext:value-type="string">
            <text:p><text:s text:c="6"/>m_Ca+2</text:p>
          </table:table-cell>
          <table:table-cell office:value-type="string" calcext:value-type="string">
            <text:p><text:s text:c="5"/>m_HCO3-</text:p>
          </table:table-cell>
          <table:table-cell office:value-type="string" calcext:value-type="string">
            <text:p><text:s text:c="5"/>m_CO3-2</text:p>
          </table:table-cell>
          <table:table-cell office:value-type="string" calcext:value-type="string">
            <text:p><text:s text:c="6"/>CO2(g)</text:p>
          </table:table-cell>
          <table:table-cell office:value-type="string" calcext:value-type="string">
            <text:p><text:s text:c="4"/>d_CO2(g)</text:p>
          </table:table-cell>
          <table:table-cell office:value-type="string" calcext:value-type="string">
            <text:p><text:s text:c="5"/>Calcite</text:p>
          </table:table-cell>
          <table:table-cell office:value-type="string" calcext:value-type="string">
            <text:p><text:s text:c="3"/>d_Calcite</text:p>
          </table:table-cell>
          <table:table-cell office:value-type="string" calcext:value-type="string">
            <text:p><text:s text:c="3"/>si_CO2(g)</text:p>
          </table:table-cell>
          <table:table-cell office:value-type="string" calcext:value-type="string">
            <text:p><text:s text:c="2"/>si_Calci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-I</text:p>
          </table:table-cell>
          <table:table-cell office:value-type="float" office:value="1" calcext:value-type="float">
            <text:p>1</text:p>
          </table:table-cell>
          <table:table-cell office:value-type="float" office:value="7.32" calcext:value-type="float">
            <text:p>7.32</text:p>
          </table:table-cell>
          <table:table-cell office:value-type="float" office:value="24.3" calcext:value-type="float">
            <text:p>24.3</text:p>
          </table:table-cell>
          <table:table-cell office:value-type="float" office:value="0.00464621" calcext:value-type="float">
            <text:p>0.00464621</text:p>
          </table:table-cell>
          <table:table-cell office:value-type="float" office:value="0.0158173" calcext:value-type="float">
            <text:p>0.0158173</text:p>
          </table:table-cell>
          <table:table-cell office:value-type="float" office:value="0.000228116" calcext:value-type="float">
            <text:p>0.000228116</text:p>
          </table:table-cell>
          <table:table-cell office:value-type="float" office:value="1.23412" calcext:value-type="float">
            <text:p>1.23412</text:p>
          </table:table-cell>
          <table:table-cell office:value-type="float" office:value="0.0050517" calcext:value-type="float">
            <text:p>5.05E-03</text:p>
          </table:table-cell>
          <table:table-cell office:value-type="float" office:value="0.0041201" calcext:value-type="float">
            <text:p>4.12E-03</text:p>
          </table:table-cell>
          <table:table-cell office:value-type="float" office:value="0.0034662" calcext:value-type="float">
            <text:p>3.47E-03</text:p>
          </table:table-cell>
          <table:table-cell table:style-name="ce1" office:value-type="float" office:value="0.0044549" calcext:value-type="float">
            <text:p>4.45E-03</text:p>
          </table:table-cell>
          <table:table-cell table:style-name="ce1" office:value-type="float" office:value="0.0000061796" calcext:value-type="float">
            <text:p>6.18E-06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office:value-type="float" office:value="-1.9079" calcext:value-type="float">
            <text:p>-1.9079</text:p>
          </table:table-cell>
          <table:table-cell office:value-type="float" office:value="0.3865" calcext:value-type="float">
            <text:p>0.38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-3</text:p>
          </table:table-cell>
          <table:table-cell office:value-type="float" office:value="2" calcext:value-type="float">
            <text:p>2</text:p>
          </table:table-cell>
          <table:table-cell office:value-type="float" office:value="7.23" calcext:value-type="float">
            <text:p>7.23</text:p>
          </table:table-cell>
          <table:table-cell office:value-type="float" office:value="24.6" calcext:value-type="float">
            <text:p>24.6</text:p>
          </table:table-cell>
          <table:table-cell office:value-type="float" office:value="0.0046748" calcext:value-type="float">
            <text:p>0.0046748</text:p>
          </table:table-cell>
          <table:table-cell office:value-type="float" office:value="0.0162009" calcext:value-type="float">
            <text:p>0.0162009</text:p>
          </table:table-cell>
          <table:table-cell office:value-type="float" office:value="0.000349025" calcext:value-type="float">
            <text:p>0.000349025</text:p>
          </table:table-cell>
          <table:table-cell office:value-type="float" office:value="1.84937" calcext:value-type="float">
            <text:p>1.84937</text:p>
          </table:table-cell>
          <table:table-cell office:value-type="float" office:value="0.005183" calcext:value-type="float">
            <text:p>5.18E-03</text:p>
          </table:table-cell>
          <table:table-cell office:value-type="float" office:value="0.0041951" calcext:value-type="float">
            <text:p>4.20E-03</text:p>
          </table:table-cell>
          <table:table-cell office:value-type="float" office:value="0.0035248" calcext:value-type="float">
            <text:p>3.52E-03</text:p>
          </table:table-cell>
          <table:table-cell table:style-name="ce1" office:value-type="float" office:value="0.004485" calcext:value-type="float">
            <text:p>4.49E-03</text:p>
          </table:table-cell>
          <table:table-cell table:style-name="ce1" office:value-type="float" office:value="0.0000051069" calcext:value-type="float">
            <text:p>5.11E-06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office:value-type="float" office:value="-1.8136" calcext:value-type="float">
            <text:p>-1.8136</text:p>
          </table:table-cell>
          <table:table-cell office:value-type="float" office:value="0.3087" calcext:value-type="float">
            <text:p>0.30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-2</text:p>
          </table:table-cell>
          <table:table-cell office:value-type="float" office:value="3" calcext:value-type="float">
            <text:p>3</text:p>
          </table:table-cell>
          <table:table-cell office:value-type="float" office:value="7.2" calcext:value-type="float">
            <text:p>7.2</text:p>
          </table:table-cell>
          <table:table-cell office:value-type="float" office:value="24.7" calcext:value-type="float">
            <text:p>24.7</text:p>
          </table:table-cell>
          <table:table-cell office:value-type="float" office:value="0.00462556" calcext:value-type="float">
            <text:p>0.00462556</text:p>
          </table:table-cell>
          <table:table-cell office:value-type="float" office:value="0.0161979" calcext:value-type="float">
            <text:p>0.0161979</text:p>
          </table:table-cell>
          <table:table-cell office:value-type="float" office:value="0.000118131" calcext:value-type="float">
            <text:p>0.000118131</text:p>
          </table:table-cell>
          <table:table-cell office:value-type="float" office:value="0.625946" calcext:value-type="float">
            <text:p>0.625946</text:p>
          </table:table-cell>
          <table:table-cell office:value-type="float" office:value="0.0051666" calcext:value-type="float">
            <text:p>5.17E-03</text:p>
          </table:table-cell>
          <table:table-cell office:value-type="float" office:value="0.0042201" calcext:value-type="float">
            <text:p>4.22E-03</text:p>
          </table:table-cell>
          <table:table-cell office:value-type="float" office:value="0.0035378" calcext:value-type="float">
            <text:p>3.54E-03</text:p>
          </table:table-cell>
          <table:table-cell table:style-name="ce1" office:value-type="float" office:value="0.0044414" calcext:value-type="float">
            <text:p>4.44E-03</text:p>
          </table:table-cell>
          <table:table-cell table:style-name="ce1" office:value-type="float" office:value="0.0000047295" calcext:value-type="float">
            <text:p>4.73E-06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office:value-type="float" office:value="-1.7872" calcext:value-type="float">
            <text:p>-1.7872</text:p>
          </table:table-cell>
          <table:table-cell office:value-type="float" office:value="0.2777" calcext:value-type="float">
            <text:p>0.27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-1</text:p>
          </table:table-cell>
          <table:table-cell office:value-type="float" office:value="4" calcext:value-type="float">
            <text:p>4</text:p>
          </table:table-cell>
          <table:table-cell office:value-type="float" office:value="7.24" calcext:value-type="float">
            <text:p>7.24</text:p>
          </table:table-cell>
          <table:table-cell office:value-type="float" office:value="24.3" calcext:value-type="float">
            <text:p>24.3</text:p>
          </table:table-cell>
          <table:table-cell office:value-type="float" office:value="0.00459445" calcext:value-type="float">
            <text:p>0.00459445</text:p>
          </table:table-cell>
          <table:table-cell office:value-type="float" office:value="0.0159198" calcext:value-type="float">
            <text:p>0.0159198</text:p>
          </table:table-cell>
          <table:table-cell office:value-type="float" office:value="0.000402671" calcext:value-type="float">
            <text:p>0.000402671</text:p>
          </table:table-cell>
          <table:table-cell office:value-type="float" office:value="2.17323" calcext:value-type="float">
            <text:p>2.17323</text:p>
          </table:table-cell>
          <table:table-cell office:value-type="float" office:value="0.0050845" calcext:value-type="float">
            <text:p>5.08E-03</text:p>
          </table:table-cell>
          <table:table-cell office:value-type="float" office:value="0.004195" calcext:value-type="float">
            <text:p>4.20E-03</text:p>
          </table:table-cell>
          <table:table-cell office:value-type="float" office:value="0.0035355" calcext:value-type="float">
            <text:p>3.54E-03</text:p>
          </table:table-cell>
          <table:table-cell table:style-name="ce1" office:value-type="float" office:value="0.0044092" calcext:value-type="float">
            <text:p>4.41E-03</text:p>
          </table:table-cell>
          <table:table-cell table:style-name="ce1" office:value-type="float" office:value="0.000005092" calcext:value-type="float">
            <text:p>5.09E-06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office:value-type="float" office:value="-1.8325" calcext:value-type="float">
            <text:p>-1.8325</text:p>
          </table:table-cell>
          <table:table-cell office:value-type="float" office:value="0.3099" calcext:value-type="float">
            <text:p>0.30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-3</text:p>
          </table:table-cell>
          <table:table-cell office:value-type="float" office:value="5" calcext:value-type="float">
            <text:p>5</text:p>
          </table:table-cell>
          <table:table-cell office:value-type="float" office:value="7.43" calcext:value-type="float">
            <text:p>7.43</text:p>
          </table:table-cell>
          <table:table-cell office:value-type="float" office:value="23.6" calcext:value-type="float">
            <text:p>23.6</text:p>
          </table:table-cell>
          <table:table-cell office:value-type="float" office:value="0.004832" calcext:value-type="float">
            <text:p>0.004832</text:p>
          </table:table-cell>
          <table:table-cell office:value-type="float" office:value="0.0160868" calcext:value-type="float">
            <text:p>0.0160868</text:p>
          </table:table-cell>
          <table:table-cell table:style-name="ce1" office:value-type="float" office:value="0.00000430898" calcext:value-type="float">
            <text:p>4.31E-06</text:p>
          </table:table-cell>
          <table:table-cell office:value-type="float" office:value="0.022943" calcext:value-type="float">
            <text:p>0.022943</text:p>
          </table:table-cell>
          <table:table-cell office:value-type="float" office:value="0.0051501" calcext:value-type="float">
            <text:p>5.15E-03</text:p>
          </table:table-cell>
          <table:table-cell office:value-type="float" office:value="0.004195" calcext:value-type="float">
            <text:p>4.20E-03</text:p>
          </table:table-cell>
          <table:table-cell office:value-type="float" office:value="0.003521" calcext:value-type="float">
            <text:p>3.52E-03</text:p>
          </table:table-cell>
          <table:table-cell table:style-name="ce1" office:value-type="float" office:value="0.0046207" calcext:value-type="float">
            <text:p>4.62E-03</text:p>
          </table:table-cell>
          <table:table-cell table:style-name="ce1" office:value-type="float" office:value="0.0000081552" calcext:value-type="float">
            <text:p>8.16E-06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office:value-type="float" office:value="-2.0067" calcext:value-type="float">
            <text:p>-2.0067</text:p>
          </table:table-cell>
          <table:table-cell office:value-type="float" office:value="0.5065" calcext:value-type="float">
            <text:p>0.50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-I</text:p>
          </table:table-cell>
          <table:table-cell office:value-type="float" office:value="6" calcext:value-type="float">
            <text:p>6</text:p>
          </table:table-cell>
          <table:table-cell office:value-type="float" office:value="7.79" calcext:value-type="float">
            <text:p>7.79</text:p>
          </table:table-cell>
          <table:table-cell office:value-type="float" office:value="21.4" calcext:value-type="float">
            <text:p>21.4</text:p>
          </table:table-cell>
          <table:table-cell office:value-type="float" office:value="0.005019" calcext:value-type="float">
            <text:p>0.005019</text:p>
          </table:table-cell>
          <table:table-cell office:value-type="float" office:value="0.016064" calcext:value-type="float">
            <text:p>0.016064</text:p>
          </table:table-cell>
          <table:table-cell office:value-type="float" office:value="-0.000231436" calcext:value-type="float">
            <text:p>-0.000231436</text:p>
          </table:table-cell>
          <table:table-cell office:value-type="float" office:value="-1.22807" calcext:value-type="float">
            <text:p>-1.22807</text:p>
          </table:table-cell>
          <table:table-cell office:value-type="float" office:value="0.0051173" calcext:value-type="float">
            <text:p>5.12E-03</text:p>
          </table:table-cell>
          <table:table-cell office:value-type="float" office:value="0.0041451" calcext:value-type="float">
            <text:p>4.15E-03</text:p>
          </table:table-cell>
          <table:table-cell office:value-type="float" office:value="0.0034677" calcext:value-type="float">
            <text:p>3.47E-03</text:p>
          </table:table-cell>
          <table:table-cell table:style-name="ce1" office:value-type="float" office:value="0.0047443" calcext:value-type="float">
            <text:p>4.74E-03</text:p>
          </table:table-cell>
          <table:table-cell table:style-name="ce1" office:value-type="float" office:value="0.000018269" calcext:value-type="float">
            <text:p>1.83E-05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office:value-type="float" office:value="-2.3687" calcext:value-type="float">
            <text:p>-2.3687</text:p>
          </table:table-cell>
          <table:table-cell office:value-type="float" office:value="0.8375" calcext:value-type="float">
            <text:p>0.83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-3</text:p>
          </table:table-cell>
          <table:table-cell office:value-type="float" office:value="7" calcext:value-type="float">
            <text:p>7</text:p>
          </table:table-cell>
          <table:table-cell office:value-type="float" office:value="8.06" calcext:value-type="float">
            <text:p>8.06</text:p>
          </table:table-cell>
          <table:table-cell office:value-type="float" office:value="20.5" calcext:value-type="float">
            <text:p>20.5</text:p>
          </table:table-cell>
          <table:table-cell office:value-type="float" office:value="0.00512439" calcext:value-type="float">
            <text:p>0.00512439</text:p>
          </table:table-cell>
          <table:table-cell office:value-type="float" office:value="0.0159236" calcext:value-type="float">
            <text:p>0.0159236</text:p>
          </table:table-cell>
          <table:table-cell office:value-type="float" office:value="-0.000388173" calcext:value-type="float">
            <text:p>-0.000388173</text:p>
          </table:table-cell>
          <table:table-cell office:value-type="float" office:value="-2.07457" calcext:value-type="float">
            <text:p>-2.07457</text:p>
          </table:table-cell>
          <table:table-cell office:value-type="float" office:value="0.0051009" calcext:value-type="float">
            <text:p>5.10E-03</text:p>
          </table:table-cell>
          <table:table-cell office:value-type="float" office:value="0.0040951" calcext:value-type="float">
            <text:p>4.10E-03</text:p>
          </table:table-cell>
          <table:table-cell office:value-type="float" office:value="0.0034051" calcext:value-type="float">
            <text:p>3.41E-03</text:p>
          </table:table-cell>
          <table:table-cell table:style-name="ce1" office:value-type="float" office:value="0.0047561" calcext:value-type="float">
            <text:p>4.76E-03</text:p>
          </table:table-cell>
          <table:table-cell table:style-name="ce1" office:value-type="float" office:value="0.000033362" calcext:value-type="float">
            <text:p>3.34E-05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office:value-type="float" office:value="-2.6429" calcext:value-type="float">
            <text:p>-2.6429</text:p>
          </table:table-cell>
          <table:table-cell office:value-type="float" office:value="1.0877" calcext:value-type="float">
            <text:p>1.08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-4</text:p>
          </table:table-cell>
          <table:table-cell office:value-type="float" office:value="8" calcext:value-type="float">
            <text:p>8</text:p>
          </table:table-cell>
          <table:table-cell office:value-type="float" office:value="8.27" calcext:value-type="float">
            <text:p>8.27</text:p>
          </table:table-cell>
          <table:table-cell office:value-type="float" office:value="19.7" calcext:value-type="float">
            <text:p>19.7</text:p>
          </table:table-cell>
          <table:table-cell office:value-type="float" office:value="0.00466473" calcext:value-type="float">
            <text:p>0.00466473</text:p>
          </table:table-cell>
          <table:table-cell office:value-type="float" office:value="0.0155746" calcext:value-type="float">
            <text:p>0.0155746</text:p>
          </table:table-cell>
          <table:table-cell office:value-type="float" office:value="-0.000163147" calcext:value-type="float">
            <text:p>-0.000163147</text:p>
          </table:table-cell>
          <table:table-cell office:value-type="float" office:value="-0.90157" calcext:value-type="float">
            <text:p>-0.90157</text:p>
          </table:table-cell>
          <table:table-cell office:value-type="float" office:value="0.0045595" calcext:value-type="float">
            <text:p>4.56E-03</text:p>
          </table:table-cell>
          <table:table-cell office:value-type="float" office:value="0.0039951" calcext:value-type="float">
            <text:p>4.00E-03</text:p>
          </table:table-cell>
          <table:table-cell office:value-type="float" office:value="0.0033036" calcext:value-type="float">
            <text:p>3.30E-03</text:p>
          </table:table-cell>
          <table:table-cell table:style-name="ce1" office:value-type="float" office:value="0.0042312" calcext:value-type="float">
            <text:p>4.23E-03</text:p>
          </table:table-cell>
          <table:table-cell table:style-name="ce1" office:value-type="float" office:value="0.00004709" calcext:value-type="float">
            <text:p>4.71E-05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office:value-type="float" office:value="-2.908" calcext:value-type="float">
            <text:p>-2.908</text:p>
          </table:table-cell>
          <table:table-cell office:value-type="float" office:value="1.2239" calcext:value-type="float">
            <text:p>1.22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-5</text:p>
          </table:table-cell>
          <table:table-cell office:value-type="float" office:value="9" calcext:value-type="float">
            <text:p>9</text:p>
          </table:table-cell>
          <table:table-cell office:value-type="float" office:value="8.28" calcext:value-type="float">
            <text:p>8.28</text:p>
          </table:table-cell>
          <table:table-cell office:value-type="float" office:value="19.6" calcext:value-type="float">
            <text:p>19.6</text:p>
          </table:table-cell>
          <table:table-cell office:value-type="float" office:value="0.00458337" calcext:value-type="float">
            <text:p>0.00458337</text:p>
          </table:table-cell>
          <table:table-cell office:value-type="float" office:value="0.0153548" calcext:value-type="float">
            <text:p>0.0153548</text:p>
          </table:table-cell>
          <table:table-cell office:value-type="float" office:value="-0.000200803" calcext:value-type="float">
            <text:p>-0.000200803</text:p>
          </table:table-cell>
          <table:table-cell office:value-type="float" office:value="-1.12692" calcext:value-type="float">
            <text:p>-1.12692</text:p>
          </table:table-cell>
          <table:table-cell office:value-type="float" office:value="0.0044774" calcext:value-type="float">
            <text:p>4.48E-03</text:p>
          </table:table-cell>
          <table:table-cell office:value-type="float" office:value="0.0039201" calcext:value-type="float">
            <text:p>3.92E-03</text:p>
          </table:table-cell>
          <table:table-cell office:value-type="float" office:value="0.003244" calcext:value-type="float">
            <text:p>3.24E-03</text:p>
          </table:table-cell>
          <table:table-cell table:style-name="ce1" office:value-type="float" office:value="0.0041562" calcext:value-type="float">
            <text:p>4.16E-03</text:p>
          </table:table-cell>
          <table:table-cell table:style-name="ce1" office:value-type="float" office:value="0.000047123" calcext:value-type="float">
            <text:p>4.71E-05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office:value-type="float" office:value="-2.926" calcext:value-type="float">
            <text:p>-2.926</text:p>
          </table:table-cell>
          <table:table-cell office:value-type="float" office:value="1.2181" calcext:value-type="float">
            <text:p>1.21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-2</text:p>
          </table:table-cell>
          <table:table-cell office:value-type="float" office:value="10" calcext:value-type="float">
            <text:p>10</text:p>
          </table:table-cell>
          <table:table-cell office:value-type="float" office:value="8.37" calcext:value-type="float">
            <text:p>8.37</text:p>
          </table:table-cell>
          <table:table-cell office:value-type="float" office:value="18.4" calcext:value-type="float">
            <text:p>18.4</text:p>
          </table:table-cell>
          <table:table-cell office:value-type="float" office:value="0.00446269" calcext:value-type="float">
            <text:p>0.00446269</text:p>
          </table:table-cell>
          <table:table-cell office:value-type="float" office:value="0.015074" calcext:value-type="float">
            <text:p>0.015074</text:p>
          </table:table-cell>
          <table:table-cell office:value-type="float" office:value="-0.000354285" calcext:value-type="float">
            <text:p>-0.000354285</text:p>
          </table:table-cell>
          <table:table-cell office:value-type="float" office:value="-2.02871" calcext:value-type="float">
            <text:p>-2.02871</text:p>
          </table:table-cell>
          <table:table-cell office:value-type="float" office:value="0.0043297" calcext:value-type="float">
            <text:p>4.33E-03</text:p>
          </table:table-cell>
          <table:table-cell office:value-type="float" office:value="0.0037703" calcext:value-type="float">
            <text:p>3.77E-03</text:p>
          </table:table-cell>
          <table:table-cell office:value-type="float" office:value="0.0031112" calcext:value-type="float">
            <text:p>3.11E-03</text:p>
          </table:table-cell>
          <table:table-cell table:style-name="ce1" office:value-type="float" office:value="0.0040102" calcext:value-type="float">
            <text:p>4.01E-03</text:p>
          </table:table-cell>
          <table:table-cell table:style-name="ce1" office:value-type="float" office:value="0.000054203" calcext:value-type="float">
            <text:p>5.42E-05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office:value-type="float" office:value="-3.0382" calcext:value-type="float">
            <text:p>-3.0382</text:p>
          </table:table-cell>
          <table:table-cell office:value-type="float" office:value="1.258" calcext:value-type="float">
            <text:p>1.2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-6</text:p>
          </table:table-cell>
          <table:table-cell office:value-type="float" office:value="11" calcext:value-type="float">
            <text:p>11</text:p>
          </table:table-cell>
          <table:table-cell office:value-type="float" office:value="8.25" calcext:value-type="float">
            <text:p>8.25</text:p>
          </table:table-cell>
          <table:table-cell office:value-type="float" office:value="14.4" calcext:value-type="float">
            <text:p>14.4</text:p>
          </table:table-cell>
          <table:table-cell office:value-type="float" office:value="0.00348307" calcext:value-type="float">
            <text:p>0.00348307</text:p>
          </table:table-cell>
          <table:table-cell office:value-type="float" office:value="0.0128093" calcext:value-type="float">
            <text:p>0.0128093</text:p>
          </table:table-cell>
          <table:table-cell office:value-type="float" office:value="-0.000477336" calcext:value-type="float">
            <text:p>-0.000477336</text:p>
          </table:table-cell>
          <table:table-cell office:value-type="float" office:value="-3.23364" calcext:value-type="float">
            <text:p>-3.23364</text:p>
          </table:table-cell>
          <table:table-cell office:value-type="float" office:value="0.0034437" calcext:value-type="float">
            <text:p>3.44E-03</text:p>
          </table:table-cell>
          <table:table-cell office:value-type="float" office:value="0.0030458" calcext:value-type="float">
            <text:p>3.05E-03</text:p>
          </table:table-cell>
          <table:table-cell office:value-type="float" office:value="0.0025802" calcext:value-type="float">
            <text:p>2.58E-03</text:p>
          </table:table-cell>
          <table:table-cell table:style-name="ce1" office:value-type="float" office:value="0.0032446" calcext:value-type="float">
            <text:p>3.24E-03</text:p>
          </table:table-cell>
          <table:table-cell table:style-name="ce1" office:value-type="float" office:value="0.000029363" calcext:value-type="float">
            <text:p>2.94E-05</text:p>
          </table:table-cell>
          <table:table-cell table:number-columns-repeated="4" table:style-name="ce1" office:value-type="float" office:value="0" calcext:value-type="float">
            <text:p>0.00E+00</text:p>
          </table:table-cell>
          <table:table-cell office:value-type="float" office:value="-3.0296" calcext:value-type="float">
            <text:p>-3.0296</text:p>
          </table:table-cell>
          <table:table-cell office:value-type="float" office:value="0.92" calcext:value-type="float">
            <text:p>0.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3 – F1</text:p>
          </table:table-cell>
          <table:table-cell office:value-type="float" office:value="5" calcext:value-type="float">
            <text:p>5</text:p>
          </table:table-cell>
          <table:table-cell office:value-type="float" office:value="7.77915" calcext:value-type="float">
            <text:p>7.77915</text:p>
          </table:table-cell>
          <table:table-cell office:value-type="float" office:value="23.6" calcext:value-type="float">
            <text:p>23.6</text:p>
          </table:table-cell>
          <table:table-cell office:value-type="float" office:value="0.00475523" calcext:value-type="float">
            <text:p>0.00475523</text:p>
          </table:table-cell>
          <table:table-cell office:value-type="float" office:value="0.0159397" calcext:value-type="float">
            <text:p>0.0159397</text:p>
          </table:table-cell>
          <table:table-cell table:style-name="ce1" office:value-type="float" office:value="0.00000430898" calcext:value-type="float">
            <text:p>4.31E-06</text:p>
          </table:table-cell>
          <table:table-cell office:value-type="float" office:value="0.0232126" calcext:value-type="float">
            <text:p>0.0232126</text:p>
          </table:table-cell>
          <table:table-cell office:value-type="float" office:value="0.0048441" calcext:value-type="float">
            <text:p>4.84E-03</text:p>
          </table:table-cell>
          <table:table-cell office:value-type="float" office:value="0.0041567" calcext:value-type="float">
            <text:p>4.16E-03</text:p>
          </table:table-cell>
          <table:table-cell office:value-type="float" office:value="0.003472" calcext:value-type="float">
            <text:p>3.47E-03</text:p>
          </table:table-cell>
          <table:table-cell table:style-name="ce1" office:value-type="float" office:value="0.0044841" calcext:value-type="float">
            <text:p>4.48E-03</text:p>
          </table:table-cell>
          <table:table-cell table:style-name="ce1" office:value-type="float" office:value="0.000017659" calcext:value-type="float">
            <text:p>1.77E-05</text:p>
          </table:table-cell>
          <table:table-cell table:style-name="ce1" office:value-type="float" office:value="10" calcext:value-type="float">
            <text:p>1.00E+01</text:p>
          </table:table-cell>
          <table:table-cell table:style-name="ce1" office:value-type="float" office:value="0.00026766" calcext:value-type="float">
            <text:p>2.68E-04</text:p>
          </table:table-cell>
          <table:table-cell table:number-columns-repeated="2" table:style-name="ce1" office:value-type="float" office:value="0.000038382" calcext:value-type="float">
            <text:p>3.84E-05</text:p>
          </table:table-cell>
          <table:table-cell office:value-type="float" office:value="-2.3687" calcext:value-type="float">
            <text:p>-2.3687</text:p>
          </table:table-cell>
          <table:table-cell office:value-type="float" office:value="0.8375" calcext:value-type="float">
            <text:p>0.8375</text:p>
          </table:table-cell>
          <table:table-cell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D3 – F6</text:p>
          </table:table-cell>
          <table:table-cell office:value-type="float" office:value="5" calcext:value-type="float">
            <text:p>5</text:p>
          </table:table-cell>
          <table:table-cell office:value-type="float" office:value="8.23276" calcext:value-type="float">
            <text:p>8.23276</text:p>
          </table:table-cell>
          <table:table-cell office:value-type="float" office:value="14.4" calcext:value-type="float">
            <text:p>14.4</text:p>
          </table:table-cell>
          <table:table-cell office:value-type="float" office:value="0.00337974" calcext:value-type="float">
            <text:p>0.00337974</text:p>
          </table:table-cell>
          <table:table-cell office:value-type="float" office:value="0.0143703" calcext:value-type="float">
            <text:p>0.0143703</text:p>
          </table:table-cell>
          <table:table-cell table:style-name="ce1" office:value-type="float" office:value="0.00000430898" calcext:value-type="float">
            <text:p>4.31E-06</text:p>
          </table:table-cell>
          <table:table-cell office:value-type="float" office:value="0.0264588" calcext:value-type="float">
            <text:p>0.0264588</text:p>
          </table:table-cell>
          <table:table-cell office:value-type="float" office:value="0.0033404" calcext:value-type="float">
            <text:p>3.34E-03</text:p>
          </table:table-cell>
          <table:table-cell office:value-type="float" office:value="0.0034689" calcext:value-type="float">
            <text:p>3.47E-03</text:p>
          </table:table-cell>
          <table:table-cell office:value-type="float" office:value="0.0029107" calcext:value-type="float">
            <text:p>2.91E-03</text:p>
          </table:table-cell>
          <table:table-cell table:style-name="ce1" office:value-type="float" office:value="0.0031349" calcext:value-type="float">
            <text:p>3.13E-03</text:p>
          </table:table-cell>
          <table:table-cell table:style-name="ce1" office:value-type="float" office:value="0.000027706" calcext:value-type="float">
            <text:p>2.77E-05</text:p>
          </table:table-cell>
          <table:table-cell table:style-name="ce1" office:value-type="float" office:value="10.001" calcext:value-type="float">
            <text:p>1.00E+01</text:p>
          </table:table-cell>
          <table:table-cell table:style-name="ce1" office:value-type="float" office:value="0.0010836" calcext:value-type="float">
            <text:p>1.08E-03</text:p>
          </table:table-cell>
          <table:table-cell table:number-columns-repeated="2" table:style-name="ce1" office:value-type="float" office:value="0.00072611" calcext:value-type="float">
            <text:p>7.26E-04</text:p>
          </table:table-cell>
          <table:table-cell office:value-type="float" office:value="-3.0296" calcext:value-type="float">
            <text:p>-3.0296</text:p>
          </table:table-cell>
          <table:table-cell office:value-type="float" office:value="0.9286" calcext:value-type="float">
            <text:p>0.9286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S1 to Atm</text:p>
          </table:table-cell>
          <table:table-cell office:value-type="float" office:value="1" calcext:value-type="float">
            <text:p>1</text:p>
          </table:table-cell>
          <table:table-cell office:value-type="float" office:value="7.98868" calcext:value-type="float">
            <text:p>7.98868</text:p>
          </table:table-cell>
          <table:table-cell office:value-type="float" office:value="24.3" calcext:value-type="float">
            <text:p>24.3</text:p>
          </table:table-cell>
          <table:table-cell office:value-type="float" office:value="0.000727001" calcext:value-type="float">
            <text:p>0.000727001</text:p>
          </table:table-cell>
          <table:table-cell office:value-type="float" office:value="0.0108271" calcext:value-type="float">
            <text:p>0.0108271</text:p>
          </table:table-cell>
          <table:table-cell office:value-type="float" office:value="0.000228116" calcext:value-type="float">
            <text:p>0.000228116</text:p>
          </table:table-cell>
          <table:table-cell office:value-type="float" office:value="1.97582" calcext:value-type="float">
            <text:p>1.97582</text:p>
          </table:table-cell>
          <table:table-cell office:value-type="float" office:value="0.00072893" calcext:value-type="float">
            <text:p>7.29E-04</text:p>
          </table:table-cell>
          <table:table-cell office:value-type="float" office:value="0.0021604" calcext:value-type="float">
            <text:p>2.16E-03</text:p>
          </table:table-cell>
          <table:table-cell office:value-type="float" office:value="0.0018098" calcext:value-type="float">
            <text:p>1.81E-03</text:p>
          </table:table-cell>
          <table:table-cell table:style-name="ce1" office:value-type="float" office:value="0.00068833" calcext:value-type="float">
            <text:p>6.88E-04</text:p>
          </table:table-cell>
          <table:table-cell table:style-name="ce1" office:value-type="float" office:value="0.0000042236" calcext:value-type="float">
            <text:p>4.22E-06</text:p>
          </table:table-cell>
          <table:table-cell table:style-name="ce1" office:value-type="float" office:value="10.002" calcext:value-type="float">
            <text:p>1.00E+01</text:p>
          </table:table-cell>
          <table:table-cell table:style-name="ce1" office:value-type="float" office:value="0.0023631" calcext:value-type="float">
            <text:p>2.36E-03</text:p>
          </table:table-cell>
          <table:table-cell table:number-columns-repeated="2" table:style-name="ce1" office:value-type="float" office:value="0.0019596" calcext:value-type="float">
            <text:p>1.96E-03</text:p>
          </table:table-cell>
          <table:table-cell office:value-type="float" office:value="-3.38" calcext:value-type="float">
            <text:p>-3.3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D3 to Atm</text:p>
          </table:table-cell>
          <table:table-cell office:value-type="float" office:value="5" calcext:value-type="float">
            <text:p>5</text:p>
          </table:table-cell>
          <table:table-cell office:value-type="float" office:value="7.99362" calcext:value-type="float">
            <text:p>7.99362</text:p>
          </table:table-cell>
          <table:table-cell office:value-type="float" office:value="23.6" calcext:value-type="float">
            <text:p>23.6</text:p>
          </table:table-cell>
          <table:table-cell office:value-type="float" office:value="0.000742529" calcext:value-type="float">
            <text:p>0.000742529</text:p>
          </table:table-cell>
          <table:table-cell office:value-type="float" office:value="0.010895" calcext:value-type="float">
            <text:p>0.010895</text:p>
          </table:table-cell>
          <table:table-cell table:style-name="ce1" office:value-type="float" office:value="0.00000430898" calcext:value-type="float">
            <text:p>4.31E-06</text:p>
          </table:table-cell>
          <table:table-cell office:value-type="float" office:value="0.0372673" calcext:value-type="float">
            <text:p>0.0372673</text:p>
          </table:table-cell>
          <table:table-cell office:value-type="float" office:value="0.00074467" calcext:value-type="float">
            <text:p>7.45E-04</text:p>
          </table:table-cell>
          <table:table-cell office:value-type="float" office:value="0.0021502" calcext:value-type="float">
            <text:p>2.15E-03</text:p>
          </table:table-cell>
          <table:table-cell office:value-type="float" office:value="0.0017978" calcext:value-type="float">
            <text:p>1.80E-03</text:p>
          </table:table-cell>
          <table:table-cell table:style-name="ce1" office:value-type="float" office:value="0.00070344" calcext:value-type="float">
            <text:p>7.03E-04</text:p>
          </table:table-cell>
          <table:table-cell table:style-name="ce1" office:value-type="float" office:value="0.0000043048" calcext:value-type="float">
            <text:p>4.30E-06</text:p>
          </table:table-cell>
          <table:table-cell table:style-name="ce1" office:value-type="float" office:value="10.002" calcext:value-type="float">
            <text:p>1.00E+01</text:p>
          </table:table-cell>
          <table:table-cell table:style-name="ce1" office:value-type="float" office:value="0.0023607" calcext:value-type="float">
            <text:p>2.36E-03</text:p>
          </table:table-cell>
          <table:table-cell table:number-columns-repeated="2" table:style-name="ce1" office:value-type="float" office:value="0.0020447" calcext:value-type="float">
            <text:p>2.04E-03</text:p>
          </table:table-cell>
          <table:table-cell office:value-type="float" office:value="-3.38" calcext:value-type="float">
            <text:p>-3.3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  <table:table-cell table:style-name="ce1" table:formula="of:=[.Q18]-[.Q19]" office:value-type="float" office:value="0.0007942" calcext:value-type="float">
            <text:p>7.94E-04</text:p>
          </table:table-cell>
        </table:table-row>
        <table:table-row table:style-name="ro1">
          <table:table-cell/>
          <table:table-cell office:value-type="string" calcext:value-type="string">
            <text:p>F6 to Atm</text:p>
          </table:table-cell>
          <table:table-cell office:value-type="float" office:value="11" calcext:value-type="float">
            <text:p>11</text:p>
          </table:table-cell>
          <table:table-cell office:value-type="float" office:value="8.06815" calcext:value-type="float">
            <text:p>8.06815</text:p>
          </table:table-cell>
          <table:table-cell office:value-type="float" office:value="14.4" calcext:value-type="float">
            <text:p>14.4</text:p>
          </table:table-cell>
          <table:table-cell office:value-type="float" office:value="0.000982044" calcext:value-type="float">
            <text:p>0.000982044</text:p>
          </table:table-cell>
          <table:table-cell office:value-type="float" office:value="0.00967473" calcext:value-type="float">
            <text:p>0.00967473</text:p>
          </table:table-cell>
          <table:table-cell office:value-type="float" office:value="-0.000477336" calcext:value-type="float">
            <text:p>-0.000477336</text:p>
          </table:table-cell>
          <table:table-cell office:value-type="float" office:value="-4.56949" calcext:value-type="float">
            <text:p>-4.56949</text:p>
          </table:table-cell>
          <table:table-cell office:value-type="float" office:value="0.00098842" calcext:value-type="float">
            <text:p>9.88E-04</text:p>
          </table:table-cell>
          <table:table-cell office:value-type="float" office:value="0.0017953" calcext:value-type="float">
            <text:p>1.80E-03</text:p>
          </table:table-cell>
          <table:table-cell office:value-type="float" office:value="0.0015299" calcext:value-type="float">
            <text:p>1.53E-03</text:p>
          </table:table-cell>
          <table:table-cell table:style-name="ce1" office:value-type="float" office:value="0.00094117" calcext:value-type="float">
            <text:p>9.41E-04</text:p>
          </table:table-cell>
          <table:table-cell table:style-name="ce1" office:value-type="float" office:value="0.0000054031" calcext:value-type="float">
            <text:p>5.40E-06</text:p>
          </table:table-cell>
          <table:table-cell table:style-name="ce1" office:value-type="float" office:value="10.001" calcext:value-type="float">
            <text:p>1.00E+01</text:p>
          </table:table-cell>
          <table:table-cell table:style-name="ce1" office:value-type="float" office:value="0.0012047" calcext:value-type="float">
            <text:p>1.20E-03</text:p>
          </table:table-cell>
          <table:table-cell table:number-columns-repeated="2" table:style-name="ce1" office:value-type="float" office:value="0.0012505" calcext:value-type="float">
            <text:p>1.25E-03</text:p>
          </table:table-cell>
          <table:table-cell office:value-type="float" office:value="-3.38" calcext:value-type="float">
            <text:p>-3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"/>
          <table:table-cell table:number-columns-repeated="15"/>
        </table:table-row>
        <table:table-row table:style-name="ro1" table:number-rows-repeated="3"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7"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7"/>
          <table:table-cell table:style-name="ce1"/>
          <table:table-cell table:number-columns-repeated="5"/>
        </table:table-row>
        <table:table-row table:style-name="ro1" table:number-rows-repeated="2">
          <table:table-cell table:number-columns-repeated="23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15"/>
        </table:table-row>
        <table:table-row table:style-name="ro1" table:number-rows-repeated="5">
          <table:table-cell table:number-columns-repeated="23"/>
        </table:table-row>
        <table:table-row table:style-name="ro1" table:number-rows-repeated="4">
          <table:table-cell table:number-columns-repeated="7"/>
          <table:table-cell table:style-name="ce1"/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30"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30P0"/>
    </number:currency-style>
    <number:currency-style style:name="N132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32"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2P0"/>
    </number:currency-style>
    <number:currency-style style:name="N133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33">
      <style:text-properties fo:color="#ff0000"/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33P0"/>
    </number:currency-style>
    <number:currency-style style:name="N134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34">
      <style:text-properties fo:color="#ff0000"/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4P0"/>
    </number:currency-style>
    <number:currency-style style:name="N136P0" style:volatile="true">
      <number:currency-symbol number:language="nl" number:country="NL">fl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36">
      <style:text-properties fo:color="#ff0000"/>
      <number:currency-symbol number:language="nl" number:country="NL">fl</number:currency-symbol>
      <number:text> </number:text>
      <number:number number:decimal-places="2" number:min-decimal-places="0" number:decimal-replacement="--" number:min-integer-digits="1" number:grouping="true"/>
      <number:text>-</number:text>
      <style:map style:condition="value()&gt;=0" style:apply-style-name="N13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  <dc:date>2024-04-04T18:09:34.259340877</dc:date>
    <meta:editing-duration>PT1H13M10S</meta:editing-duration>
    <meta:editing-cycles>7</meta:editing-cycles>
    <meta:document-statistic meta:table-count="1" meta:cell-count="323" meta:object-count="0"/>
  </office:meta>
</office:document-meta>
</file>